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3C0BF446109DD312.png" manifest:media-type="image/png"/>
  <manifest:file-entry manifest:full-path="Pictures/100000010000020000000200E879D26B5B2C765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ea100" draw:textarea-horizontal-align="justify" draw:textarea-vertical-align="middle" draw:auto-grow-height="false" fo:min-height="4.342cm" fo:min-width="4.092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4.188cm" fo:min-width="3.938cm"/>
    </style:style>
    <style:style style:name="gr3" style:family="graphic" style:parent-style-name="standard">
      <style:graphic-properties draw:stroke="none" draw:fill-color="#fea100" draw:textarea-horizontal-align="justify" draw:textarea-vertical-align="middle" draw:auto-grow-height="false" fo:min-height="4.056cm" fo:min-width="3.80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ea1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8cm" svg:height="5.088cm" svg:x="7.613cm" svg:y="11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18cm" svg:height="4.918cm" svg:x="7.689cm" svg:y="11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77cm" svg:height="4.77cm" svg:x="7.762cm" svg:y="11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058cm" svg:height="3.058cm" draw:transform="rotate (-1.5707963267949) translate (11.749cm 13.035cm)">
          <draw:image xlink:href="Pictures/100000010000020000000200E879D26B5B2C765E.png" xlink:type="simple" xlink:show="embed" xlink:actuate="onLoad" draw:mime-type="image/png">
            <text:p/>
          </draw:image>
        </draw:frame>
        <draw:frame draw:style-name="gr4" draw:text-style-name="P3" draw:layer="layout" svg:width="1.918cm" svg:height="1.918cm" svg:x="9.265cm" svg:y="11.654cm">
          <draw:image xlink:href="Pictures/1000000100000200000002003C0BF446109DD31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29:21.681901455</meta:creation-date>
    <dc:date>2023-11-20T21:50:48.141357478</dc:date>
    <meta:editing-duration>PT21M27S</meta:editing-duration>
    <meta:editing-cycles>1</meta:editing-cycles>
    <meta:document-statistic meta:object-count="5"/>
    <meta:generator>LibreOffice/7.5.8.2$Linux_X86_64 LibreOffice_project/50$Build-2</meta:generator>
  </office:meta>
</office:document-meta>
</file>